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2_5f_2_5f_1">
      <style:graphic-properties draw:stroke="none" draw:fill="none" fo:min-height="13.302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1.431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8.846cm"/>
    </style:style>
    <style:style style:name="pr7" style:family="presentation" style:parent-style-name="Inspiration-subtitle">
      <style:graphic-properties draw:textarea-vertical-align="top" fo:min-height="6.986cm"/>
    </style:style>
    <style:style style:name="pr8" style:family="presentation" style:parent-style-name="Inspiration-subtitle">
      <style:graphic-properties draw:textarea-vertical-align="top" fo:min-height="14.606cm"/>
    </style:style>
    <style:style style:name="pr9" style:family="presentation" style:parent-style-name="Inspiration-subtitle">
      <style:graphic-properties draw:textarea-vertical-align="top" fo:min-height="3.246cm"/>
    </style:style>
    <style:style style:name="pr10" style:family="presentation" style:parent-style-name="Inspiration-subtitle">
      <style:graphic-properties draw:textarea-vertical-align="top" fo:min-height="9.526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" fo:font-size="10pt" style:font-size-asian="10pt" style:font-size-complex="1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4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7"/></text:p>
            <text:p text:style-name="P9"><text:span text:style-name="T7">очистка</text:span></text:p>
            <text:p text:style-name="P9"><text:span text:style-name="T8"/></text:p>
            <text:p text:style-name="P9"><text:span text:style-name="T8">способ очистки зависит от задачи</text:span></text:p>
            <text:p text:style-name="P9"><text:span text:style-name="T8"/></text:p>
            <text:p text:style-name="P10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11"><text:span text:style-name="T8">удаление стоп-слов (предлоги и т.п.)</text:span></text:p>
            <text:p text:style-name="P11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11"><text:span text:style-name="T8">удаление стоп-слов (предлоги и т.п.)</text:span></text:p>
            <text:p text:style-name="P11"><text:span text:style-name="T8"/></text:p>
            <text:p text:style-name="P11"><text:span text:style-name="T8"/></text:p>
            <text:p text:style-name="P11"><text:span text:style-name="T8">удаление лишних символов (знаки препинания и т.п.)</text:span></text:p>
            <text:p text:style-name="P11"><text:span text:style-name="T8">«смайлики» - отдельное слово</text:span></text:p>
            <text:p text:style-name="P11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11"><text:span text:style-name="T8">удаление стоп-слов (предлоги и т.п.)</text:span></text:p>
            <text:p text:style-name="P11"><text:span text:style-name="T8"/></text:p>
            <text:p text:style-name="P11"><text:span text:style-name="T8"/></text:p>
            <text:p text:style-name="P11"><text:span text:style-name="T8">удаление лишних символов (знаки препинания и т.п.)</text:span></text:p>
            <text:p text:style-name="P11"><text:span text:style-name="T8">«смайлики» - отдельное слово</text:span></text:p>
            <text:p text:style-name="P11"><text:span text:style-name="T8"/></text:p>
            <text:p text:style-name="P11"><text:span text:style-name="T8"/></text:p>
            <text:p text:style-name="P11"><text:span text:style-name="T8">преобразование чисел, интернет ссылок и т.п.</text:span></text:p>
            <text:p text:style-name="P11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11"><text:span text:style-name="T8">удаление стоп-слов (предлоги и т.п.)</text:span></text:p>
            <text:p text:style-name="P11"><text:span text:style-name="T8"/></text:p>
            <text:p text:style-name="P11"><text:span text:style-name="T8"/></text:p>
            <text:p text:style-name="P11"><text:span text:style-name="T8">удаление лишних символов (знаки препинания и т.п.)</text:span></text:p>
            <text:p text:style-name="P11"><text:span text:style-name="T8">«смайлики» - отдельное слово</text:span></text:p>
            <text:p text:style-name="P11"><text:span text:style-name="T8"/></text:p>
            <text:p text:style-name="P11"><text:span text:style-name="T8"/></text:p>
            <text:p text:style-name="P11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11"><text:span text:style-name="T8">лемматизация - приведение слов к нормальному виду</text:span></text:p>
            <text:p text:style-name="P11"><text:span text:style-name="T11">или</text:span></text:p>
            <text:p text:style-name="P11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8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11"><text:span text:style-name="T8">удаление стоп-слов (предлоги и т.п.)</text:span></text:p>
            <text:p text:style-name="P11"><text:span text:style-name="T8"/></text:p>
            <text:p text:style-name="P11"><text:span text:style-name="T8"/></text:p>
            <text:p text:style-name="P11"><text:span text:style-name="T8">удаление лишних символов (знаки препинания и т.п.)</text:span></text:p>
            <text:p text:style-name="P11"><text:span text:style-name="T8">«смайлики» - отдельное слово</text:span></text:p>
            <text:p text:style-name="P11"><text:span text:style-name="T8"/></text:p>
            <text:p text:style-name="P11"><text:span text:style-name="T8"/></text:p>
            <text:p text:style-name="P11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11"><text:span text:style-name="T8">лемматизация - приведение слов к нормальному виду</text:span></text:p>
            <text:p text:style-name="P11"><text:span text:style-name="T11">или</text:span></text:p>
            <text:p text:style-name="P11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2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2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2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0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11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9"> - классификация</text:span></text:p>
            <text:p text:style-name="P13"><text:span text:style-name="T9">собираем и размечаем тексты </text:span></text:p>
            <text:p text:style-name="P13"><text:span text:style-name="T9">чистим текст</text:span></text:p>
            <text:p text:style-name="P13"><text:span text:style-name="T9">применяем частотный анализ</text:span></text:p>
            <text:p text:style-name="P13"><text:span text:style-name="T9">обучаем классификатор</text:span></text:p>
            <text:p text:style-name="P13"><text:span text:style-name="T9">тестируем </text:span></text:p>
            <text:p text:style-name="P1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9"> - классификация</text:span></text:p>
            <text:p text:style-name="P13"><text:span text:style-name="T9">собираем и размечаем тексты </text:span></text:p>
            <text:p text:style-name="P13"><text:span text:style-name="T9">чистим текст</text:span></text:p>
            <text:p text:style-name="P13"><text:span text:style-name="T9">применяем частотный анализ</text:span></text:p>
            <text:p text:style-name="P13"><text:span text:style-name="T9">обучаем классификатор</text:span></text:p>
            <text:p text:style-name="P13"><text:span text:style-name="T9">тестируем </text:span></text:p>
            <text:p text:style-name="P14"><text:span text:style-name="T9"/></text:p>
            <text:p text:style-name="P14"><text:span text:style-name="T9"/></text:p>
            <text:p text:style-name="P14"><text:span text:style-name="T16">определение авторства</text:span><text:span text:style-name="T9"> - классификация</text:span></text:p>
            <text:p text:style-name="P14"><text:span text:style-name="T9">собираем и размечаем тексты </text:span></text:p>
            <text:p text:style-name="P14"><text:span text:style-name="T9">чистим текст (частота употребления предлогов - важный признак)</text:span></text:p>
            <text:p text:style-name="P14"><text:span text:style-name="T9">применяем частотный анализ</text:span></text:p>
            <text:p text:style-name="P14"><text:span text:style-name="T9">обучаем классификатор</text:span></text:p>
            <text:p text:style-name="P14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8" draw:text-style-name="P15" draw:layer="layout" svg:width="21.8cm" svg:height="14.606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9"> - классификация</text:span></text:p>
            <text:p text:style-name="P13"><text:span text:style-name="T9">собираем и размечаем тексты </text:span></text:p>
            <text:p text:style-name="P13"><text:span text:style-name="T9">чистим текст</text:span></text:p>
            <text:p text:style-name="P13"><text:span text:style-name="T9">применяем частотный анализ</text:span></text:p>
            <text:p text:style-name="P13"><text:span text:style-name="T9">обучаем классификатор</text:span></text:p>
            <text:p text:style-name="P13"><text:span text:style-name="T9">тестируем </text:span></text:p>
            <text:p text:style-name="P14"><text:span text:style-name="T9"/></text:p>
            <text:p text:style-name="P14"><text:span text:style-name="T9"/></text:p>
            <text:p text:style-name="P14"><text:span text:style-name="T16">определение авторства</text:span><text:span text:style-name="T9"> - классификация</text:span></text:p>
            <text:p text:style-name="P14"><text:span text:style-name="T9">собираем и размечаем тексты </text:span></text:p>
            <text:p text:style-name="P14"><text:span text:style-name="T9">чистим текст (частота употребления предлогов - важный признак)</text:span></text:p>
            <text:p text:style-name="P14"><text:span text:style-name="T9">применяем частотный анализ</text:span></text:p>
            <text:p text:style-name="P14"><text:span text:style-name="T9">обучаем классификатор</text:span></text:p>
            <text:p text:style-name="P14"><text:span text:style-name="T9">тестируем </text:span></text:p>
            <text:p text:style-name="P14"><text:span text:style-name="T9"/></text:p>
            <text:p text:style-name="P14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4"><text:span text:style-name="T9">собираем тексты </text:span></text:p>
            <text:p text:style-name="P14"><text:span text:style-name="T9">чистим текст</text:span></text:p>
            <text:p text:style-name="P14"><text:span text:style-name="T9">применяем частотный анализ</text:span></text:p>
            <text:p text:style-name="P14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6" draw:text-style-name="P16" draw:layer="layout" svg:width="25.8cm" svg:height="13.552cm" svg:x="1.4cm" svg:y="4.6cm">
          <draw:text-box>
            <text:p><text:span text:style-name="T17">Литература</text:span></text:p>
            <text:p><text:span text:style-name="T18"/></text:p>
            <text:p><text:span text:style-name="T18"/></text:p>
            <text:p><text:span text:style-name="T18">git clone </text:span><text:span text:style-name="T19">https://github.com/mechanoid5/ml_lectorium.git</text:span></text:p>
            <text:p><text:span text:style-name="T18"/></text:p>
            <text:p><text:span text:style-name="T18"/></text:p>
            <text:p><text:span text:style-name="T18">Евгений Борисов <text:s text:c="2"/>Автоматизированная обработка </text:span><text:span text:style-name="T18">текстов на естественном языке, с использованием </text:span><text:span text:style-name="T18">инструментов языка </text:span><text:span text:style-name="T20">Python http://mechanoid.kiev.ua/ml-</text:span><text:span text:style-name="T20">text-proc.html</text:span></text:p>
            <text:p><text:span text:style-name="T20"/></text:p>
            <text:p><text:span text:style-name="T20"/></text:p>
            <text:p><text:span text:style-name="T15">Sebastian Raschka Python Machine Learning - Packt Publishing Ltd, </text:span><text:span text:style-name="T15">2015</text:span></text:p>
            <text:p><text:span text:style-name="T21"/></text:p>
            <text:p><text:span text:style-name="T20"/></text:p>
            <text:p><text:span text:style-name="T20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2" draw:text-style-name="P17" draw:layer="layout" svg:width="25.199cm" svg:height="15.2cm" svg:x="1.4cm" svg:y="4cm" presentation:class="subtitle" presentation:user-transformed="true">
          <draw:text-box>
            <text:p text:style-name="P2"><text:span text:style-name="T22">Вопросы ?</text:span></text:p>
          </draw:text-box>
        </draw:frame>
        <draw:frame draw:style-name="gr7" draw:text-style-name="P1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8" draw:text-style-name="P1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20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3">www.ruscorpora.ru</text:span></text:p>
            <text:p text:style-name="P2"><text:span text:style-name="T24"/></text:p>
            <text:p text:style-name="P2"><text:span text:style-name="T1">задание</text:span></text:p>
            <text:list text:style-name="L2">
              <text:list-header>
                <text:p text:style-name="P4"><text:span text:style-name="T25"/></text:p>
              </text:list-header>
              <text:list-item>
                <text:p>применить TF-IDF для кластеризации</text:p>
              </text:list-item>
              <text:list-item>
                <text:p text:style-name="P19">применить HashingVectorizer для кластеризации</text:p>
              </text:list-item>
              <text:list-item>
                <text:p>применить методы на других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26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2T18:45:06.424132363</dc:date>
    <meta:editing-duration>P2DT12H14M52S</meta:editing-duration>
    <meta:editing-cycles>626</meta:editing-cycles>
    <meta:generator>LibreOffice/6.1.3.2$Linux_X86_64 LibreOffice_project/10$Build-2</meta:generator>
    <meta:document-statistic meta:object-count="135"/>
  </office:meta>
</office:document-meta>
</file>